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33cm" draw:marker-end-width="0.3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2" style:family="text">
      <style:text-properties style:text-position="-33%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g>
            <draw:custom-shape draw:style-name="gr1" draw:text-style-name="P1" draw:layer="layout" svg:width="4.45cm" svg:height="4.4cm" svg:x="2.25cm" svg:y="1.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" draw:text-style-name="P1" draw:layer="layout" svg:width="0.35cm" svg:height="0.4cm" svg:x="3.3cm" svg:y="1.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5cm" svg:height="0.4cm" svg:x="3.3cm" svg:y="2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5cm" svg:height="0.4cm" svg:x="4.5cm" svg:y="1.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5cm" svg:height="0.4cm" svg:x="3.3cm" svg:y="4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5cm" svg:height="0.4cm" svg:x="3.3cm" svg:y="1.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5cm" svg:height="0.4cm" svg:x="4.5cm" svg:y="2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5cm" svg:height="0.4cm" svg:x="4.5cm" svg:y="3.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5cm" svg:height="0.4cm" svg:x="4.5cm" svg:y="4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5cm" svg:height="0.4cm" svg:x="6.1cm" svg:y="3.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" draw:text-style-name="P1" draw:layer="layout" svg:x1="1.3cm" svg:y1="2.1cm" svg:x2="3.3cm" svg:y2="2.1cm">
                <text:p/>
              </draw:line>
              <draw:line draw:style-name="gr3" draw:text-style-name="P1" draw:layer="layout" svg:x1="1.3cm" svg:y1="4.5cm" svg:x2="3.3cm" svg:y2="4.5cm">
                <text:p/>
              </draw:line>
              <draw:line draw:style-name="gr3" draw:text-style-name="P1" draw:layer="layout" svg:x1="2.5cm" svg:y1="4.5cm" svg:x2="3.3cm" svg:y2="2.95cm">
                <text:p/>
              </draw:line>
              <draw:line draw:style-name="gr3" draw:text-style-name="P1" draw:layer="layout" svg:x1="2.5cm" svg:y1="4.5cm" svg:x2="3.3cm" svg:y2="2.1cm">
                <text:p/>
              </draw:line>
              <draw:line draw:style-name="gr3" draw:text-style-name="P1" draw:layer="layout" svg:x1="2.45cm" svg:y1="2.1cm" svg:x2="3.3cm" svg:y2="2.9cm">
                <text:p/>
              </draw:line>
              <draw:line draw:style-name="gr3" draw:text-style-name="P1" draw:layer="layout" svg:x1="2.45cm" svg:y1="2.1cm" svg:x2="3.3cm" svg:y2="4.5cm">
                <text:p/>
              </draw:line>
              <draw:line draw:style-name="gr3" draw:text-style-name="P1" draw:layer="layout" svg:x1="3.65cm" svg:y1="2.1cm" svg:x2="4.5cm" svg:y2="1.7cm">
                <text:p/>
              </draw:line>
              <draw:line draw:style-name="gr3" draw:text-style-name="P1" draw:layer="layout" svg:x1="3.65cm" svg:y1="2.1cm" svg:x2="4.5cm" svg:y2="4.9cm">
                <text:p/>
              </draw:line>
              <draw:line draw:style-name="gr3" draw:text-style-name="P1" draw:layer="layout" svg:x1="3.65cm" svg:y1="2.1cm" svg:x2="4.5cm" svg:y2="3.3cm">
                <text:p/>
              </draw:line>
              <draw:line draw:style-name="gr3" draw:text-style-name="P1" draw:layer="layout" svg:x1="3.65cm" svg:y1="2.1cm" svg:x2="4.5cm" svg:y2="2.5cm">
                <text:p/>
              </draw:line>
              <draw:line draw:style-name="gr3" draw:text-style-name="P1" draw:layer="layout" svg:x1="3.65cm" svg:y1="2.9cm" svg:x2="4.5cm" svg:y2="3.3cm">
                <text:p/>
              </draw:line>
              <draw:line draw:style-name="gr3" draw:text-style-name="P1" draw:layer="layout" svg:x1="3.65cm" svg:y1="4.5cm" svg:x2="4.5cm" svg:y2="3.3cm">
                <text:p/>
              </draw:line>
              <draw:line draw:style-name="gr3" draw:text-style-name="P1" draw:layer="layout" svg:x1="3.65cm" svg:y1="4.5cm" svg:x2="4.5cm" svg:y2="4.9cm">
                <text:p/>
              </draw:line>
              <draw:line draw:style-name="gr3" draw:text-style-name="P1" draw:layer="layout" svg:x1="3.65cm" svg:y1="4.5cm" svg:x2="4.5cm" svg:y2="2.5cm">
                <text:p/>
              </draw:line>
              <draw:line draw:style-name="gr3" draw:text-style-name="P1" draw:layer="layout" svg:x1="3.65cm" svg:y1="4.5cm" svg:x2="4.5cm" svg:y2="1.7cm">
                <text:p/>
              </draw:line>
              <draw:line draw:style-name="gr3" draw:text-style-name="P1" draw:layer="layout" svg:x1="3.65cm" svg:y1="2.9cm" svg:x2="4.5cm" svg:y2="1.7cm">
                <text:p/>
              </draw:line>
              <draw:line draw:style-name="gr3" draw:text-style-name="P1" draw:layer="layout" svg:x1="3.65cm" svg:y1="2.9cm" svg:x2="4.5cm" svg:y2="4.9cm">
                <text:p/>
              </draw:line>
              <draw:line draw:style-name="gr3" draw:text-style-name="P1" draw:layer="layout" svg:x1="5.7cm" svg:y1="2.75cm" svg:x2="6.1cm" svg:y2="3.3cm">
                <text:p/>
              </draw:line>
              <draw:line draw:style-name="gr3" draw:text-style-name="P1" draw:layer="layout" svg:x1="5.7cm" svg:y1="3.1cm" svg:x2="6.1cm" svg:y2="3.3cm">
                <text:p/>
              </draw:line>
              <draw:line draw:style-name="gr3" draw:text-style-name="P1" draw:layer="layout" svg:x1="5.7cm" svg:y1="3.5cm" svg:x2="6.1cm" svg:y2="3.3cm">
                <text:p/>
              </draw:line>
              <draw:line draw:style-name="gr3" draw:text-style-name="P1" draw:layer="layout" svg:x1="5.7cm" svg:y1="3.95cm" svg:x2="6.1cm" svg:y2="3.3cm">
                <text:p/>
              </draw:line>
              <draw:line draw:style-name="gr3" draw:text-style-name="P1" draw:layer="layout" svg:x1="4.85cm" svg:y1="1.7cm" svg:x2="5.1cm" svg:y2="2cm">
                <text:p/>
              </draw:line>
              <draw:line draw:style-name="gr3" draw:text-style-name="P1" draw:layer="layout" svg:x1="4.85cm" svg:y1="1.7cm" svg:x2="5.05cm" svg:y2="2.2cm">
                <text:p/>
              </draw:line>
              <draw:line draw:style-name="gr3" draw:text-style-name="P1" draw:layer="layout" svg:x1="4.85cm" svg:y1="1.7cm" svg:x2="5.05cm" svg:y2="2.5cm">
                <text:p/>
              </draw:line>
              <draw:line draw:style-name="gr3" draw:text-style-name="P1" draw:layer="layout" svg:x1="4.85cm" svg:y1="2.5cm" svg:x2="5.1cm" svg:y2="2.8cm">
                <text:p/>
              </draw:line>
              <draw:line draw:style-name="gr3" draw:text-style-name="P1" draw:layer="layout" svg:x1="4.85cm" svg:y1="2.5cm" svg:x2="5.05cm" svg:y2="3cm">
                <text:p/>
              </draw:line>
              <draw:line draw:style-name="gr3" draw:text-style-name="P1" draw:layer="layout" svg:x1="4.85cm" svg:y1="2.5cm" svg:x2="5.05cm" svg:y2="3.3cm">
                <text:p/>
              </draw:line>
              <draw:line draw:style-name="gr3" draw:text-style-name="P1" draw:layer="layout" svg:x1="4.85cm" svg:y1="4.9cm" svg:x2="5.1cm" svg:y2="4.6cm">
                <text:p/>
              </draw:line>
              <draw:line draw:style-name="gr3" draw:text-style-name="P1" draw:layer="layout" svg:x1="4.85cm" svg:y1="4.9cm" svg:x2="5.05cm" svg:y2="4.4cm">
                <text:p/>
              </draw:line>
              <draw:line draw:style-name="gr3" draw:text-style-name="P1" draw:layer="layout" svg:x1="4.85cm" svg:y1="4.9cm" svg:x2="5.05cm" svg:y2="4.1cm">
                <text:p/>
              </draw:line>
              <draw:line draw:style-name="gr3" draw:text-style-name="P1" draw:layer="layout" svg:x1="4.85cm" svg:y1="3.3cm" svg:x2="5.1cm" svg:y2="3cm">
                <text:p/>
              </draw:line>
              <draw:line draw:style-name="gr3" draw:text-style-name="P1" draw:layer="layout" svg:x1="4.85cm" svg:y1="3.3cm" svg:x2="5.05cm" svg:y2="2.8cm">
                <text:p/>
              </draw:line>
              <draw:line draw:style-name="gr3" draw:text-style-name="P1" draw:layer="layout" svg:x1="4.85cm" svg:y1="3.3cm" svg:x2="5.05cm" svg:y2="2.5cm">
                <text:p/>
              </draw:line>
              <draw:line draw:style-name="gr3" draw:text-style-name="P1" draw:layer="layout" svg:x1="6.45cm" svg:y1="3.3cm" svg:x2="7.7cm" svg:y2="3.3cm">
                <text:p/>
              </draw:line>
              <draw:line draw:style-name="gr4" draw:text-style-name="P1" draw:layer="layout" svg:x1="3.45cm" svg:y1="3.2cm" svg:x2="3.45cm" svg:y2="4.2cm">
                <text:p/>
              </draw:line>
              <draw:line draw:style-name="gr4" draw:text-style-name="P1" draw:layer="layout" svg:x1="4.65cm" svg:y1="3.6cm" svg:x2="4.65cm" svg:y2="4.6cm">
                <text:p/>
              </draw:line>
              <draw:line draw:style-name="gr4" draw:text-style-name="P1" draw:layer="layout" svg:x1="5.25cm" svg:y1="3.3cm" svg:x2="5.7cm" svg:y2="3.3cm">
                <text:p/>
              </draw:line>
            </draw:g>
            <draw:frame draw:style-name="gr5" draw:text-style-name="P2" draw:layer="layout" svg:width="0.93cm" svg:height="1.019cm" svg:x="7cm" svg:y="2.4cm">
              <draw:text-box>
                <text:p><text:span text:style-name="T1">u</text:span><text:span text:style-name="T2">k</text:span></text:p>
              </draw:text-box>
            </draw:frame>
            <draw:frame draw:style-name="gr5" draw:text-style-name="P2" draw:layer="layout" svg:width="0.866cm" svg:height="1.019cm" svg:x="1.05cm" svg:y="1.172cm">
              <draw:text-box>
                <text:p><text:span text:style-name="T1">r</text:span><text:span text:style-name="T2">k</text:span></text:p>
              </draw:text-box>
            </draw:frame>
            <draw:frame draw:style-name="gr5" draw:text-style-name="P2" draw:layer="layout" svg:width="0.896cm" svg:height="1.019cm" svg:x="1.05cm" svg:y="3.55cm">
              <draw:text-box>
                <text:p><text:span text:style-name="T1">e</text:span><text:span text:style-name="T2">k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4T00:32:20</meta:creation-date>
    <dc:date>2009-11-15T15:41:40.17</dc:date>
    <meta:editing-duration>PT01H29M12S</meta:editing-duration>
    <meta:editing-cycles>10</meta:editing-cycles>
    <meta:generator>OpenOffice.org/3.1$Win32 OpenOffice.org_project/310m19$Build-9420</meta:generator>
    <dc:creator>Владимир Елисеев</dc:creator>
    <meta:document-statistic meta:object-count="53"/>
  </office:meta>
</office:document-meta>
</file>